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.77mm"/>
    </style:style>
    <style:style style:name="co2" style:family="table-column">
      <style:table-column-properties fo:break-before="auto" style:column-width="111.65mm"/>
    </style:style>
    <style:style style:name="co3" style:family="table-column">
      <style:table-column-properties fo:break-before="auto" style:column-width="18.29mm"/>
    </style:style>
    <style:style style:name="co4" style:family="table-column">
      <style:table-column-properties fo:break-before="auto" style:column-width="23.41mm"/>
    </style:style>
    <style:style style:name="co5" style:family="table-column">
      <style:table-column-properties fo:break-before="auto" style:column-width="17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Zeittabelle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37">
      <style:table-cell-properties style:text-align-source="fix" style:repeat-content="false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37">
      <style:table-cell-properties style:text-align-source="fix" style:repeat-content="fals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37">
      <style:table-cell-properties style:text-align-source="fix" style:repeat-content="fals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41">
      <style:table-cell-properties style:text-align-source="fix" style:repeat-content="false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41">
      <style:table-cell-properties style:text-align-source="fix" style:repeat-content="fals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41">
      <style:table-cell-properties style:text-align-source="fix" style:repeat-content="fals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Zeittabell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8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Wer?</text:p>
          </table:table-cell>
          <table:table-cell table:style-name="ce1" office:value-type="string" calcext:value-type="string">
            <text:p>Was?</text:p>
          </table:table-cell>
          <table:table-cell table:style-name="ce3" office:value-type="string" calcext:value-type="string">
            <text:p>Wann?</text:p>
          </table:table-cell>
          <table:table-cell table:style-name="ce6" office:value-type="string" calcext:value-type="string">
            <text:p>Wie lange?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lle</text:p>
          </table:table-cell>
          <table:table-cell office:value-type="string" calcext:value-type="string">
            <text:p>Kickoff-Meeting</text:p>
          </table:table-cell>
          <table:table-cell table:style-name="ce4" office:value-type="date" office:date-value="2015-05-08" calcext:value-type="date">
            <text:p>08.05.15</text:p>
          </table:table-cell>
          <table:table-cell table:style-name="ce7" office:value-type="time" office:time-value="PT00H45M00S" calcext:value-type="time">
            <text:p>00:45: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nedikt Häring</text:p>
          </table:table-cell>
          <table:table-cell office:value-type="string" calcext:value-type="string">
            <text:p>Zusammenfassung Kickoff-Meeting</text:p>
          </table:table-cell>
          <table:table-cell table:style-name="ce4" office:value-type="date" office:date-value="2015-05-08" calcext:value-type="date">
            <text:p>08.05.15</text:p>
          </table:table-cell>
          <table:table-cell table:style-name="ce7" office:value-type="time" office:time-value="PT00H45M00S" calcext:value-type="time">
            <text:p>00:45: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e</text:p>
          </table:table-cell>
          <table:table-cell office:value-type="string" calcext:value-type="string">
            <text:p>RZ-Mitarbeiterschulung Imperia</text:p>
          </table:table-cell>
          <table:table-cell table:style-name="ce4" office:value-type="date" office:date-value="2015-05-11" calcext:value-type="date">
            <text:p>11.05.15</text:p>
          </table:table-cell>
          <table:table-cell table:style-name="ce7" office:value-type="time" office:time-value="PT04H00M00S" calcext:value-type="time">
            <text:p>04:00: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e</text:p>
          </table:table-cell>
          <table:table-cell office:value-type="string" calcext:value-type="string">
            <text:p>Meeting mit R. Wimmer</text:p>
          </table:table-cell>
          <table:table-cell office:value-type="string" calcext:value-type="string">
            <text:p>12.05.15</text:p>
          </table:table-cell>
          <table:table-cell office:value-type="time" office:time-value="PT00H20M00S" calcext:value-type="time">
            <text:p>00:20: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e</text:p>
          </table:table-cell>
          <table:table-cell office:value-type="string" calcext:value-type="string">
            <text:p>Planung des Projektverlaufs &amp; Methoden</text:p>
          </table:table-cell>
          <table:table-cell office:value-type="string" calcext:value-type="string">
            <text:p>19.05.15</text:p>
          </table:table-cell>
          <table:table-cell office:value-type="time" office:time-value="PT00H45M00S" calcext:value-type="time">
            <text:p>00:45: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bian Huth</text:p>
          </table:table-cell>
          <table:table-cell office:value-type="string" calcext:value-type="string">
            <text:p>Recherche zum Crawlen von Webseiten</text:p>
          </table:table-cell>
          <table:table-cell office:value-type="string" calcext:value-type="string">
            <text:p>20.05.15</text:p>
          </table:table-cell>
          <table:table-cell office:value-type="time" office:time-value="PT01H00M00S" calcext:value-type="time">
            <text:p>01:00: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nedikt Häring</text:p>
          </table:table-cell>
          <table:table-cell office:value-type="string" calcext:value-type="string">
            <text:p>Konkurrenzanalyse international</text:p>
          </table:table-cell>
          <table:table-cell office:value-type="date" office:date-value="2015-05-26" calcext:value-type="date">
            <text:p>26.05.15</text:p>
          </table:table-cell>
          <table:table-cell office:value-type="time" office:time-value="PT01H00M00S" calcext:value-type="time">
            <text:p>01:00: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minik Bauer</text:p>
          </table:table-cell>
          <table:table-cell office:value-type="string" calcext:value-type="string">
            <text:p>Konkurrenzanalyse</text:p>
          </table:table-cell>
          <table:table-cell office:value-type="date" office:date-value="2015-05-26" calcext:value-type="date">
            <text:p>26.05.15</text:p>
          </table:table-cell>
          <table:table-cell office:value-type="time" office:time-value="PT02H00M00S" calcext:value-type="time">
            <text:p>02:00: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annes Vogl</text:p>
          </table:table-cell>
          <table:table-cell office:value-type="string" calcext:value-type="string">
            <text:p>Konkurrenzanalyse</text:p>
          </table:table-cell>
          <table:table-cell office:value-type="date" office:date-value="2015-05-26" calcext:value-type="date">
            <text:p>26.05.15</text:p>
          </table:table-cell>
          <table:table-cell office:value-type="time" office:time-value="PT02H00M00S" calcext:value-type="time">
            <text:p>02:00: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bian Huth</text:p>
          </table:table-cell>
          <table:table-cell office:value-type="string" calcext:value-type="string">
            <text:p>Konkurrenzanalyse</text:p>
          </table:table-cell>
          <table:table-cell office:value-type="date" office:date-value="2015-05-26" calcext:value-type="date">
            <text:p>26.05.15</text:p>
          </table:table-cell>
          <table:table-cell office:value-type="time" office:time-value="PT02H00M00S" calcext:value-type="time">
            <text:p>02:00: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e</text:p>
          </table:table-cell>
          <table:table-cell office:value-type="string" calcext:value-type="string">
            <text:p>Meeting</text:p>
          </table:table-cell>
          <table:table-cell office:value-type="date" office:date-value="2015-06-01" calcext:value-type="date">
            <text:p>01.06.15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.00.0000</text:date>, <text:time style:data-style-name="N2" text:time-value="12:51:11.820614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ittabelle" style:display-name="PageStyle_Zeittabell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creation-date>2015-05-08T10:15:35</meta:creation-date>
    <dc:date>2015-06-01T13:54:00.031688882</dc:date>
    <dc:language>de-DE</dc:language>
    <meta:editing-duration>PT1H22M21S</meta:editing-duration>
    <meta:generator>LibreOffice/4.4.2.2$Linux_x86 LibreOffice_project/40m0$Build-2</meta:generator>
    <meta:document-statistic meta:table-count="1" meta:cell-count="4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